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>
      <style:text-properties officeooo:paragraph-rsid="0031964d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31964d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3c8529" officeooo:paragraph-rsid="003c8529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3b1eec" officeooo:paragraph-rsid="003b1ee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69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Graph Theory</text:span></text:span></text:h>
      <text:list text:style-name="L2">
        <text:list-item>
          <text:p text:style-name="P4"><text:span text:style-name="Strong_20_Emphasis">Control Flow Graph (CFG):</text:span></text:p>
          <text:list>
            <text:list-item>
              <text:p text:style-name="P5">Represents the program’s intermediate form after compilation.</text:p>
            </text:list-item>
            <text:list-item>
              <text:p text:style-name="P5">Nodes: Basic blocks of code, edges: control flow between blocks.</text:p>
            </text:list-item>
            <text:list-item>
              <text:p text:style-name="P5">Used for optimizations and detecting unreachable/redundant code.</text:p>
            </text:list-item>
          </text:list>
        </text:list-item>
        <text:list-item>
          <text:p text:style-name="P4"><text:span text:style-name="Strong_20_Emphasis">Data Flow Analysis:</text:span></text:p>
          <text:list>
            <text:list-item>
              <text:p text:style-name="P5">Models how data flows through the program.</text:p>
            </text:list-item>
            <text:list-item>
              <text:p text:style-name="P4">Detects variable dependencies and optimizes code.</text:p>
            </text:list-item>
          </text:list>
        </text:list-item>
      </text:list>
      <text:h text:style-name="Heading_20_3" text:outline-level="3"><text:span text:style-name="Strong_20_Emphasis"><text:span text:style-name="T1">Optimization</text:span></text:span></text:h>
      <text:list text:style-name="L3">
        <text:list-item>
          <text:p text:style-name="P6"><text:span text:style-name="Strong_20_Emphasis">Linear Programming &amp; Integer Programming:</text:span></text:p>
          <text:list>
            <text:list-item>
              <text:p text:style-name="P7">Optimize compiler processes like instruction selection and register allocation.</text:p>
            </text:list-item>
            <text:list-item>
              <text:p text:style-name="P7">Goal: Minimize CPU cycles or memory usage.</text:p>
            </text:list-item>
            <text:list-item>
              <text:p text:style-name="P8">(Branch and bound for IP and Simplex for L<text:span text:style-name="T2">P</text:span>)</text:p>
            </text:list-item>
            <text:list-item>
              <text:p text:style-name="P9">Optimising how real numbers are stored?</text:p>
            </text:list-item>
          </text:list>
        </text:list-item>
      </text:list>
      <text:p text:style-name="P1"><text:tab/><text:tab/></text:p>
      <text:p text:style-name="P1"/>
      <text:list text:continue-numbering="true" text:style-name="L3">
        <text:list-item>
          <text:p text:style-name="P6"><text:span text:style-name="Strong_20_Emphasis">Dynamic Programming:</text:span></text:p>
          <text:list>
            <text:list-item>
              <text:p text:style-name="P7">Optimizes intermediate representation (IR) transformations.</text:p>
            </text:list-item>
            <text:list-item>
              <text:p text:style-name="P7">Improves instruction scheduling.</text:p>
            </text:list-item>
          </text:list>
        </text:list-item>
        <text:list-item>
          <text:p text:style-name="P6"><text:span text:style-name="Strong_20_Emphasis">Graph Colouring:</text:span></text:p>
          <text:list>
            <text:list-item>
              <text:p text:style-name="P7">Used in register allocation.</text:p>
            </text:list-item>
            <text:list-item>
              <text:p text:style-name="P6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18T12:45:30.050414086</dc:date>
    <meta:editing-duration>PT5H27M17S</meta:editing-duration>
    <meta:editing-cycles>39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131" meta:character-count="858" meta:non-whitespace-character-count="763"/>
  </office:meta>
</office:document-meta>
</file>